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60000000C58DF03C29F5403F9.png" manifest:media-type="image/png"/>
  <manifest:file-entry manifest:full-path="Pictures/100000000000001E0000000885549B90CA4A331A.png" manifest:media-type="image/png"/>
  <manifest:file-entry manifest:full-path="Pictures/100000000000000E00000009E6E7562E1D949437.png" manifest:media-type="image/png"/>
  <manifest:file-entry manifest:full-path="Pictures/100000000000001F0000000CC6222F9A91D48818.png" manifest:media-type="image/png"/>
  <manifest:file-entry manifest:full-path="Pictures/10000000000000170000000CD2FBE77E43EC2839.png" manifest:media-type="image/png"/>
  <manifest:file-entry manifest:full-path="Pictures/10000000000000170000000DC5DB0A47876EF23E.png" manifest:media-type="image/png"/>
  <manifest:file-entry manifest:full-path="Pictures/10000000000000170000000C9C345485D139E830.png" manifest:media-type="image/png"/>
  <manifest:file-entry manifest:full-path="Pictures/10000000000000270000000CABCB24E74C1C2F6F.png" manifest:media-type="image/png"/>
  <manifest:file-entry manifest:full-path="Pictures/1000000000000016000000081CFF6BFBA4D817A3.png" manifest:media-type="image/png"/>
  <manifest:file-entry manifest:full-path="Pictures/10000000000000170000000CED06CFB9E0E93899.png" manifest:media-type="image/png"/>
  <manifest:file-entry manifest:full-path="Pictures/100000000000001F00000008AC5CCBFC32AF9D0E.png" manifest:media-type="image/png"/>
  <manifest:file-entry manifest:full-path="Pictures/10000000000000170000000A4B3B25DE57BD2A51.png" manifest:media-type="image/png"/>
  <manifest:file-entry manifest:full-path="Pictures/100000000000001E000000088E3A681B4AD51ED6.png" manifest:media-type="image/png"/>
  <manifest:file-entry manifest:full-path="Pictures/100000000000001F0000000CC8B741F5B804730A.png" manifest:media-type="image/png"/>
  <manifest:file-entry manifest:full-path="Pictures/10000000000000170000000C12D93B6A1FC23707.png" manifest:media-type="image/png"/>
  <manifest:file-entry manifest:full-path="Pictures/10000000000000260000000C206E97B5A65A093F.png" manifest:media-type="image/png"/>
  <manifest:file-entry manifest:full-path="Pictures/1000000000000016000000083D7DA5F41ECDA378.png" manifest:media-type="image/png"/>
  <manifest:file-entry manifest:full-path="Pictures/100000000000001E0000000D12706E2445FD7ACD.png" manifest:media-type="image/png"/>
  <manifest:file-entry manifest:full-path="Pictures/10000000000000160000000CCF4BE69895E87651.png" manifest:media-type="image/png"/>
  <manifest:file-entry manifest:full-path="Pictures/10000000000000170000000C34BEB660993D794B.png" manifest:media-type="image/png"/>
  <manifest:file-entry manifest:full-path="Pictures/100000000000000F000000085E63D5FAFF66C778.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0" style:family="table-column">
      <style:table-column-properties fo:break-before="auto" style:column-width="1.0327in"/>
    </style:style>
    <style:style style:name="co9" style:family="table-column">
      <style:table-column-properties fo:break-before="auto" style:column-width="0.889in"/>
    </style:style>
    <style:style style:name="co3" style:family="table-column">
      <style:table-column-properties fo:break-before="auto" style:column-width="0.3638in"/>
    </style:style>
    <style:style style:name="co4" style:family="table-column">
      <style:table-column-properties fo:break-before="auto" style:column-width="1.5008in"/>
    </style:style>
    <style:style style:name="co5" style:family="table-column">
      <style:table-column-properties fo:break-before="auto" style:column-width="1.7472in"/>
    </style:style>
    <style:style style:name="co6" style:family="table-column">
      <style:table-column-properties fo:break-before="auto" style:column-width="1.0929in"/>
    </style:style>
    <style:style style:name="co7" style:family="table-column">
      <style:table-column-properties fo:break-before="auto" style:column-width="1.1575in"/>
    </style:style>
    <style:style style:name="co8" style:family="table-column">
      <style:table-column-properties fo:break-before="auto" style:column-width="0.8791in"/>
    </style:style>
    <style:style style:name="co11" style:family="table-column">
      <style:table-column-properties fo:break-before="auto" style:column-width="1.7256in"/>
    </style:style>
    <style:style style:name="co12" style:family="table-column">
      <style:table-column-properties fo:break-before="auto" style:column-width="9.5846in"/>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3" style:family="table-row">
      <style:table-row-properties style:row-height="0.2646in" fo:break-before="auto" style:use-optimal-row-height="false"/>
    </style:style>
    <style:style style:name="ro4" style:family="table-row">
      <style:table-row-properties style:row-height="0.3799in" fo:break-before="auto" style:use-optimal-row-height="false"/>
    </style:style>
    <style:style style:name="ro5" style:family="table-row">
      <style:table-row-properties style:row-height="0.1035in" fo:break-before="auto" style:use-optimal-row-height="false"/>
    </style:style>
    <style:style style:name="ro6" style:family="table-row">
      <style:table-row-properties style:row-height="0.1126in" fo:break-before="auto" style:use-optimal-row-height="false"/>
    </style:style>
    <style:style style:name="ro7" style:family="table-row">
      <style:table-row-properties style:row-height="0.4256in" fo:break-before="auto" style:use-optimal-row-height="false"/>
    </style:style>
    <style:style style:name="ro10" style:family="table-row">
      <style:table-row-properties style:row-height="0.0937in" fo:break-before="auto" style:use-optimal-row-height="false"/>
    </style:style>
    <style:style style:name="ro11" style:family="table-row">
      <style:table-row-properties style:row-height="0.2575in" fo:break-before="auto" style:use-optimal-row-height="true"/>
    </style:style>
    <style:style style:name="ta1" style:family="table" style:master-page-name="Default">
      <style:table-properties table:display="true" style:writing-mode="lr-tb"/>
    </style:style>
    <style:style style:name="ce15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5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5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6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6"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6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6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7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font-weight="normal"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fo:font-size="10pt"/>
    </style:style>
    <style:style style:name="T2" style:family="text">
      <style:text-properties fo:font-weight="normal"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fo:font-size="10pt"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yers" table:style-name="ta1">
        <table:table-column table:style-name="co3" table:default-cell-style-name="ce14"/>
        <table:table-column table:style-name="co4" table:default-cell-style-name="ce55"/>
        <table:table-column table:style-name="co5" table:default-cell-style-name="ce26"/>
        <table:table-column table:style-name="co6" table:default-cell-style-name="ce36"/>
        <table:table-column table:style-name="co7" table:default-cell-style-name="ce40"/>
        <table:table-column table:style-name="co8" table:default-cell-style-name="ce6"/>
        <table:table-column table:style-name="co11" table:default-cell-style-name="ce130"/>
        <table:table-column table:style-name="co12" table:default-cell-style-name="ce10"/>
        <table:table-column table:style-name="co9" table:number-columns-repeated="1016" table:default-cell-style-name="Default"/>
        <table:table-row table:style-name="ro3">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6"/>
          <table:table-cell table:style-name="ce116" office:value-type="string" calcext:value-type="string">
            <text:p>Pos</text:p>
          </table:table-cell>
          <table:table-cell table:style-name="ce116"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3">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6" table:number-columns-repeated="2"/>
          <table:covered-table-cell table:style-name="ce42"/>
          <table:table-cell table:style-name="ce48" table:number-columns-repeated="56"/>
          <table:table-cell table:number-columns-repeated="960"/>
        </table:table-row>
        <table:table-row table:style-name="ro4">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C8B741F5B804730A.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4">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4B3B25DE57BD2A51.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4">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1CFF6BFBA4D817A3.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4">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ED06CFB9E0E93899.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4">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AC5CCBFC32AF9D0E.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5">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4">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34BEB660993D794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4">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8E3A681B4AD51ED6.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4">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12D93B6A1FC23707.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4">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3D7DA5F41ECDA378.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6">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4">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9C345485D139E830.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4">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5E63D5FAFF66C778.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7">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C5DB0A47876EF23E.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4">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5">
          <table:table-cell table:style-name="ce93"/>
          <table:table-cell table:style-name="ce45"/>
          <table:table-cell table:style-name="ce93" table:number-columns-repeated="4"/>
          <table:table-cell table:style-name="ce125"/>
          <table:table-cell table:style-name="ce93" table:number-columns-repeated="1017"/>
        </table:table-row>
        <table:table-row table:style-name="ro4">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CF4BE69895E87651.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4">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D2FBE77E43EC2839.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4">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12706E2445FD7ACD.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4">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C6222F9A91D48818.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4">
          <table:table-cell table:style-name="Default" table:number-columns-repeated="8"/>
          <table:table-cell table:number-columns-repeated="1016"/>
        </table:table-row>
        <table:table-row table:style-name="ro4">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E6E7562E1D949437.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4">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12D93B6A1FC23707.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4">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10">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4">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ABCB24E74C1C2F6F.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4">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206E97B5A65A093F.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4">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85549B90CA4A331A.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4">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4">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4">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4">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4">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4">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4">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4">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4">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4">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4">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58DF03C29F5403F9.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4">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4">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4">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4">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4">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4">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4">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4">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4">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11"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11" table:number-rows-repeated="1048481">
          <table:table-cell table:number-columns-repeated="1024"/>
        </table:table-row>
        <table:table-row table:style-name="ro11">
          <table:table-cell table:number-columns-repeated="1024"/>
        </table:table-row>
      </table:table>
      <table:table table:name="International Teams" table:style-name="ta1">
        <table:table-column table:style-name="co10" table:default-cell-style-name="ce167"/>
        <table:table-column table:style-name="co10" table:default-cell-style-name="ce170"/>
        <table:table-column table:style-name="co10" table:number-columns-repeated="7" table:default-cell-style-name="ce167"/>
        <table:table-column table:style-name="co9" table:number-columns-repeated="1015" table:default-cell-style-name="ce167"/>
        <table:table-row table:style-name="ro8">
          <table:table-cell table:style-name="ce166" office:value-type="string" calcext:value-type="string">
            <text:p>English</text:p>
          </table:table-cell>
          <table:table-cell table:style-name="ce168" office:value-type="string" calcext:value-type="string">
            <text:p>Kana</text:p>
          </table:table-cell>
          <table:table-cell table:style-name="ce166" office:value-type="string" calcext:value-type="string">
            <text:p>Kana Pixel</text:p>
          </table:table-cell>
          <table:table-cell table:style-name="ce166" office:value-type="string" calcext:value-type="string">
            <text:p>Shirt Color</text:p>
          </table:table-cell>
          <table:table-cell table:style-name="ce166" office:value-type="string" calcext:value-type="string">
            <text:p>Skin Color</text:p>
          </table:table-cell>
          <table:table-cell table:style-name="ce166" table:number-columns-repeated="1019"/>
        </table:table-row>
        <table:table-row table:style-name="ro8">
          <table:table-cell office:value-type="string" calcext:value-type="string">
            <text:p>Japan</text:p>
          </table:table-cell>
          <table:table-cell table:style-name="ce169" office:value-type="string" calcext:value-type="string">
            <text:p>にほん</text:p>
          </table:table-cell>
          <table:table-cell/>
          <table:table-cell office:value-type="string" calcext:value-type="string">
            <text:p>Red</text:p>
          </table:table-cell>
          <table:table-cell/>
          <table:table-cell table:style-name="ce166" table:number-columns-repeated="1019"/>
        </table:table-row>
        <table:table-row table:style-name="ro8">
          <table:table-cell office:value-type="string" calcext:value-type="string">
            <text:p>Brazil</text:p>
          </table:table-cell>
          <table:table-cell table:style-name="ce169" office:value-type="string" calcext:value-type="string">
            <text:p>ブラジル</text:p>
          </table:table-cell>
          <table:table-cell/>
          <table:table-cell office:value-type="string" calcext:value-type="string">
            <text:p>Light yellow</text:p>
          </table:table-cell>
          <table:table-cell office:value-type="string" calcext:value-type="string">
            <text:p>Orange</text:p>
          </table:table-cell>
          <table:table-cell table:number-columns-repeated="1019"/>
        </table:table-row>
        <table:table-row table:style-name="ro8" table:number-rows-repeated="18">
          <table:table-cell table:number-columns-repeated="1024"/>
        </table:table-row>
        <table:table-row table:style-name="ro9" table:number-rows-repeated="1048554">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3">00/00/0000</text:date>, <text:time style:data-style-name="N2" text:time-value="18:04:22.9600889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2-05-13T18:03:35.816093736</dc:date>
    <meta:editing-duration>P1DT8H29M11S</meta:editing-duration>
    <meta:editing-cycles>79</meta:editing-cycles>
    <meta:document-statistic meta:table-count="2" meta:cell-count="274" meta:object-count="22"/>
  </office:meta>
</office:document-meta>
</file>